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7mm"/>
    </style:style>
    <style:style style:name="co2" style:family="table-column">
      <style:table-column-properties fo:break-before="auto" style:column-width="62.04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169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04862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fo:border-bottom="0.06pt solid #000000" fo:background-color="#00a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0.06pt solid #000000" fo:background-color="#00a933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center" fo:margin-left="0mm"/>
    </style:style>
    <style:style style:name="ce34" style:family="table-cell" style:parent-style-name="Default">
      <style:table-cell-properties fo:background-color="#00a933" style:text-align-source="fix" style:repeat-content="false" style:rotation-align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6" style:family="table-cell" style:parent-style-name="Default">
      <style:table-cell-properties fo:border-bottom="0.06pt solid #000000" fo:background-color="#00a933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4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00a9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 Light" style:font-name-complex="Calibri Light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gust-paysaf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ject Name</text:p>
          </table:table-cell>
          <table:table-cell table:style-name="ce8" office:value-type="string" calcext:value-type="string">
            <text:p>Paysaf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imesheet Period</text:p>
          </table:table-cell>
          <table:table-cell table:style-name="ce9" office:value-type="string" calcext:value-type="string">
            <text:p><text:span text:style-name="T1">01/08/</text:span><text:span text:style-name="T2">2024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ame </text:p>
          </table:table-cell>
          <table:table-cell table:style-name="ce8" office:value-type="string" calcext:value-type="string">
            <text:p>Ankesh 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Manager </text:p>
          </table:table-cell>
          <table:table-cell table:style-name="ce8" office:value-type="string" calcext:value-type="string">
            <text:p>Laxmi <text:s/>Bonth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Column1</text:p>
          </table:table-cell>
          <table:table-cell table:style-name="ce10" office:value-type="string" calcext:value-type="string">
            <text:p>Column2</text:p>
          </table:table-cell>
          <table:table-cell table:style-name="ce8" office:value-type="string" calcext:value-type="string">
            <text:p>Column3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Date</text:p>
            <text:p>(DD-MMMM-YYYY)</text:p>
          </table:table-cell>
          <table:table-cell table:style-name="ce11" office:value-type="string" calcext:value-type="string">
            <text:p>Hours</text:p>
          </table:table-cell>
          <table:table-cell table:style-name="ce15" office:value-type="string" calcext:value-type="string">
            <text:p>Activity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 table:style-name="ce10"/>
          <table:table-cell table:style-name="ce8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01" calcext:value-type="date">
            <text:p>01/08/202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Working on Kakfa for test it local for all funcationality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02" calcext:value-type="date">
            <text:p>02/08/202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string" calcext:value-type="string">
            <text:p>10564 For add the MFA while create the user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03" calcext:value-type="date">
            <text:p>03/08/2024</text:p>
          </table:table-cell>
          <table:table-cell table:style-name="ce31"/>
          <table:table-cell table:style-name="ce36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04" calcext:value-type="date">
            <text:p>04/08/2024</text:p>
          </table:table-cell>
          <table:table-cell table:style-name="ce31"/>
          <table:table-cell table:style-name="ce36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05" calcext:value-type="date">
            <text:p>05/08/2024</text:p>
          </table:table-cell>
          <table:table-cell table:style-name="ce10" office:value-type="float" office:value="8" calcext:value-type="float">
            <text:p>8</text:p>
          </table:table-cell>
          <table:table-cell table:style-name="ce37" office:value-type="string" calcext:value-type="string">
            <text:p><text:span text:style-name="T3">testing in local and now</text:span> onwords working for Bagira team 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06" calcext:value-type="date">
            <text:p>06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8" office:value-type="string" calcext:value-type="string">
            <text:p>Worked on Activate Mail for sending onboarding application along with testcase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07" calcext:value-type="date">
            <text:p>07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8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08" calcext:value-type="date">
            <text:p>08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9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09" calcext:value-type="date">
            <text:p>09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8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10" calcext:value-type="date">
            <text:p>10/08/2024</text:p>
          </table:table-cell>
          <table:table-cell table:style-name="ce31"/>
          <table:table-cell table:style-name="ce40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11" calcext:value-type="date">
            <text:p>11/08/2024</text:p>
          </table:table-cell>
          <table:table-cell table:style-name="ce31"/>
          <table:table-cell table:style-name="ce36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date" office:date-value="2024-08-12" calcext:value-type="date">
            <text:p>12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9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13" calcext:value-type="date">
            <text:p>13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8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14" calcext:value-type="date">
            <text:p>14/08/2024</text:p>
          </table:table-cell>
          <table:table-cell table:style-name="ce32" office:value-type="float" office:value="8" calcext:value-type="float">
            <text:p>8</text:p>
          </table:table-cell>
          <table:table-cell table:style-name="ce38"/>
          <table:table-cell table:number-columns-repeated="1020"/>
        </table:table-row>
        <table:table-row table:style-name="ro3">
          <table:table-cell/>
          <table:table-cell table:style-name="ce6" office:value-type="date" office:date-value="2024-08-15" calcext:value-type="date">
            <text:p>15/08/2024</text:p>
          </table:table-cell>
          <table:table-cell table:style-name="ce31"/>
          <table:table-cell table:style-name="ce40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16" calcext:value-type="date">
            <text:p>16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17" calcext:value-type="date">
            <text:p>17/08/2024</text:p>
          </table:table-cell>
          <table:table-cell table:style-name="ce33"/>
          <table:table-cell table:style-name="ce34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18" calcext:value-type="date">
            <text:p>18/08/2024</text:p>
          </table:table-cell>
          <table:table-cell table:style-name="ce34"/>
          <table:table-cell table:style-name="ce34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19" calcext:value-type="date">
            <text:p>19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0" calcext:value-type="date">
            <text:p>20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1" calcext:value-type="date">
            <text:p>21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2" calcext:value-type="date">
            <text:p>22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3" calcext:value-type="date">
            <text:p>23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4" calcext:value-type="date">
            <text:p>24/08/2024</text:p>
          </table:table-cell>
          <table:table-cell table:style-name="ce34"/>
          <table:table-cell table:style-name="ce34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5" calcext:value-type="date">
            <text:p>25/08/2024</text:p>
          </table:table-cell>
          <table:table-cell table:style-name="ce34"/>
          <table:table-cell table:style-name="ce34" office:value-type="string" calcext:value-type="string">
            <text:p>Week off</text:p>
          </table:table-cell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6" calcext:value-type="date">
            <text:p>26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7" calcext:value-type="date">
            <text:p>27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0"/>
          <table:table-cell table:number-columns-repeated="1019"/>
        </table:table-row>
        <table:table-row table:style-name="ro3">
          <table:table-cell table:style-name="ce22"/>
          <table:table-cell table:style-name="ce6" office:value-type="date" office:date-value="2024-08-28" calcext:value-type="date">
            <text:p>28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29" calcext:value-type="date">
            <text:p>29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30" calcext:value-type="date">
            <text:p>30/08/202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22"/>
          <table:table-cell table:style-name="ce6" office:value-type="date" office:date-value="2024-08-31" calcext:value-type="date">
            <text:p>31/08/2024</text:p>
          </table:table-cell>
          <table:table-cell table:style-name="ce34"/>
          <table:table-cell table:style-name="ce34" office:value-type="string" calcext:value-type="string">
            <text:p>Week off</text:p>
          </table:table-cell>
          <table:table-cell table:number-columns-repeated="1020"/>
        </table:table-row>
        <table:table-row table:style-name="ro1" table:number-rows-repeated="3">
          <table:table-cell table:style-name="ce22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1:27:00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7T11:27:00.618000000</meta:creation-date>
    <meta:editing-duration>PT2M43S</meta:editing-duration>
    <meta:editing-cycles>2</meta:editing-cycles>
    <meta:generator>XLSX_Editor/6.2.8.2$Windows_x86 LibreOffice_project/</meta:generator>
    <dc:date>2024-08-07T11:29:41.291000000</dc:date>
    <meta:document-statistic meta:table-count="1" meta:cell-count="79" meta:object-count="0"/>
  </office:meta>
</office:document-meta>
</file>